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ae65" officeooo:paragraph-rsid="001eae65"/>
    </style:style>
    <style:style style:name="P2" style:family="paragraph" style:parent-style-name="Standard" style:list-style-name="L1">
      <style:text-properties officeooo:rsid="001f3d86" officeooo:paragraph-rsid="001f3d86"/>
    </style:style>
    <style:style style:name="P3" style:family="paragraph" style:parent-style-name="Standard" style:list-style-name="L1">
      <style:text-properties officeooo:rsid="002018fb" officeooo:paragraph-rsid="002018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0898626" text:style-name="L1">
        <text:list-item>
          <text:p text:style-name="P1">Intro video</text:p>
        </text:list-item>
        <text:list-item>
          <text:p text:style-name="P2">Title slide</text:p>
        </text:list-item>
        <text:list-item>
          <text:p text:style-name="P1">Background</text:p>
          <text:list>
            <text:list-item>
              <text:p text:style-name="P3">The product &amp; the problem</text:p>
            </text:list-item>
            <text:list-item>
              <text:p text:style-name="P1">Objective/tools/approach</text:p>
            </text:list-item>
          </text:list>
        </text:list-item>
        <text:list-item>
          <text:p text:style-name="P1">Data source</text:p>
        </text:list-item>
        <text:list-item>
          <text:p text:style-name="P1">Handling missing values</text:p>
        </text:list-item>
        <text:list-item>
          <text:p text:style-name="P1">Feature selection</text:p>
        </text:list-item>
        <text:list-item>
          <text:p text:style-name="P1">Feature engineering</text:p>
        </text:list-item>
        <text:list-item>
          <text:p text:style-name="P1">Dimensionality reduction</text:p>
        </text:list-item>
        <text:list-item>
          <text:p text:style-name="P1">Correlation/collinearity checking</text:p>
        </text:list-item>
        <text:list-item>
          <text:p text:style-name="P1">Model creation</text:p>
          <text:list>
            <text:list-item>
              <text:p text:style-name="P1">Upsampling</text:p>
            </text:list-item>
            <text:list-item>
              <text:p text:style-name="P1">GLM</text:p>
              <text:list>
                <text:list-item>
                  <text:p text:style-name="P1">Regularization</text:p>
                </text:list-item>
              </text:list>
            </text:list-item>
          </text:list>
        </text:list-item>
        <text:list-item>
          <text:p text:style-name="P1">Model results</text:p>
        </text:list-item>
        <text:list-item>
          <text:p text:style-name="P1">Model evaluation</text:p>
        </text:list-item>
        <text:list-item>
          <text:p text:style-name="P1">Full implementation</text:p>
        </text:list-item>
        <text:list-item>
          <text:p text:style-name="P1">Expected value</text:p>
        </text:list-item>
        <text:list-item>
          <text:p text:style-name="P1">Referenc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2:08:07.182189504</meta:creation-date>
    <meta:editing-duration>PT58M27S</meta:editing-duration>
    <meta:editing-cycles>2</meta:editing-cycles>
    <meta:generator>LibreOffice/6.4.7.2$Linux_X86_64 LibreOffice_project/40$Build-2</meta:generator>
    <dc:date>2022-10-21T23:12:18.866218080</dc:date>
    <meta:document-statistic meta:table-count="0" meta:image-count="0" meta:object-count="0" meta:page-count="1" meta:paragraph-count="20" meta:word-count="58" meta:character-count="341" meta:non-whitespace-character-count="323"/>
  </office:meta>
</office:document-meta>
</file>